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C5D000033440327B963.svm"/>
  <manifest:file-entry manifest:media-type="" manifest:full-path="Pictures/2000000700003AEA00002EED00DC2AD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7680952885652875" text:style-name="L1">
        <text:list-item>
          <text:p text:style-name="P1">Creem el repositori</text:p>
        </text:list-item>
        <text:list-item>
          <text:p text:style-name="P1">El clonem amb Github desktop</text:p>
        </text:list-item>
        <text:list-item>
          <text:p text:style-name="P1">Afegim un README.md per fer certs canvis</text:p>
        </text:list-item>
      </text:list>
      <text:p text:style-name="Standard"><draw:frame draw:style-name="fr1" draw:name="gráficos1" text:anchor-type="paragraph" svg:y="0.386cm" svg:width="12.003cm" svg:height="11.195cm" draw:z-index="0"><draw:image xlink:href="Pictures/2000000700003C5D000033440327B96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8683900" text:continue-numbering="true" text:style-name="L1">
        <text:list-item>
          <text:p text:style-name="P1">Afegim un document per documentar totes les passes (el qual serà el .PDF a enviar posteriorment).</text:p>
        </text:list-item>
      </text:list>
      <text:p text:style-name="Standard"><draw:frame draw:style-name="fr1" draw:name="gráficos2" text:anchor-type="paragraph" svg:y="0.113cm" svg:width="11.404cm" svg:height="9.569cm" draw:z-index="1"><draw:image xlink:href="Pictures/2000000700003AEA00002EED00DC2AD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30T08:42:50.64</dc:date>
    <dc:creator>Aitor Javier Santaeugenia Marí</dc:creator>
    <meta:editing-duration>PT4M58S</meta:editing-duration>
    <meta:editing-cycles>3</meta:editing-cycles>
    <meta:generator>OpenOffice/4.1.11$Win32 OpenOffice.org_project/4111m1$Build-9808</meta:generator>
    <meta:document-statistic meta:table-count="0" meta:image-count="2" meta:object-count="0" meta:page-count="1" meta:paragraph-count="4" meta:word-count="35" meta:character-count="188"/>
  </office:meta>
</office:document-meta>
</file>